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2.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2.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12cm" fo:min-width="2.0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12cm" fo:min-width="3.11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12cm" fo:min-width="3.7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3.175cm" svg:x="10.525cm" svg:y="5.699cm">
          <text:p text:style-name="P1"><text:span text:style-name="T1">sd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3.192cm" svg:y="5.699cm">
          <text:p text:style-name="P1"><text:span text:style-name="T1">hpc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3.192cm" svg:y="6.799cm">
          <text:p text:style-name="P1"><text:span text:style-name="T1">paramic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3.192cm" svg:y="7.899cm">
          <text:p text:style-name="P1"><text:span text:style-name="T1">drma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762cm" svg:x="15.925cm" svg:y="5.699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762cm" svg:x="15.925cm" svg:y="6.499cm">
          <text:p text:style-name="P1"><text:span text:style-name="T1">filesyte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17cm" svg:height="0.762cm" svg:x="15.925cm" svg:y="7.399cm">
          <text:p text:style-name="P1"><text:span text:style-name="T1">Job submis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74cm" svg:height="0.762cm" svg:x="15.903cm" svg:y="8.199cm">
          <text:p text:style-name="P1"><text:span text:style-name="T1">Comman exec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3.175cm" svg:x="13.192cm" svg:y="9.382cm">
          <text:p text:style-name="P1"><text:span text:style-name="T1">sql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0:48:16.051273154</meta:creation-date>
    <meta:generator>LibreOffice/5.2.7.2$Linux_X86_64 LibreOffice_project/20m0$Build-2</meta:generator>
    <dc:date>2019-04-24T08:37:24.551790159</dc:date>
    <meta:editing-duration>PT1H45M14S</meta:editing-duration>
    <meta:editing-cycles>4</meta:editing-cycles>
    <meta:document-statistic meta:object-count="9"/>
  </office:meta>
</office:document-meta>
</file>